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rawdzanie czy podana liczba jest pierwsz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 =</text:p>
          </table:table-cell>
          <table:table-cell office:value-type="float" office:value="107" calcext:value-type="float">
            <text:p>107</text:p>
          </table:table-cell>
          <table:table-cell table:formula="of:=IF(COUNTIF([.B4:.B502];0) &lt; 2;&quot;liczba pierwsza&quot;;&quot;liczba nie pierwsza&quot;)" office:value-type="string" office:string-value="liczba pierwsza" calcext:value-type="string">
            <text:p>liczba pierws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B$3];[.A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B$3];[.A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B$3];[.A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B$3];[.A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B$3];[.A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B$3];[.A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B$3];[.A1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B$3];[.A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B$3];[.A1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B$3];[.A1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B$3];[.A1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B$3];[.A1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B$3];[.A1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B$3];[.A1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B$3];[.A1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B$3];[.A1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B$3];[.A20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B$3];[.A2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[.B$3];[.A2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B$3];[.A2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[.B$3];[.A24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B$3];[.A2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B$3];[.A26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B$3];[.A2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[.B$3];[.A2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[.B$3];[.A29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B$3];[.A30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B$3];[.A3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$3];[.A32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B$3];[.A3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[.B$3];[.A34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OD([.B$3];[.A3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OD([.B$3];[.A3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B$3];[.A3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OD([.B$3];[.A38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OD([.B$3];[.A39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OD([.B$3];[.A40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OD([.B$3];[.A41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OD([.B$3];[.A4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OD([.B$3];[.A43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OD([.B$3];[.A44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B$3];[.A45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OD([.B$3];[.A46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B$3];[.A47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OD([.B$3];[.A48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OD([.B$3];[.A49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OD([.B$3];[.A5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B$3];[.A5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$3];[.A5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OD([.B$3];[.A5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OD([.B$3];[.A5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OD([.B$3];[.A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OD([.B$3];[.A56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OD([.B$3];[.A57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B$3];[.A58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B$3];[.A59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OD([.B$3];[.A60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B$3];[.A61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OD([.B$3];[.A62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OD([.B$3];[.A63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OD([.B$3];[.A64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B$3];[.A65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OD([.B$3];[.A66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OD([.B$3];[.A67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OD([.B$3];[.A68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OD([.B$3];[.A69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OD([.B$3];[.A70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OD([.B$3];[.A7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OD([.B$3];[.A72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OD([.B$3];[.A73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OD([.B$3];[.A74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OD([.B$3];[.A75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OD([.B$3];[.A76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OD([.B$3];[.A77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OD([.B$3];[.A78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B$3];[.A79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OD([.B$3];[.A80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OD([.B$3];[.A81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OD([.B$3];[.A8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OD([.B$3];[.A83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OD([.B$3];[.A84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OD([.B$3];[.A85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OD([.B$3];[.A86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OD([.B$3];[.A87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OD([.B$3];[.A88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OD([.B$3];[.A8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OD([.B$3];[.A90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OD([.B$3];[.A9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OD([.B$3];[.A92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OD([.B$3];[.A93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OD([.B$3];[.A9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OD([.B$3];[.A95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OD([.B$3];[.A9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OD([.B$3];[.A9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OD([.B$3];[.A98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OD([.B$3];[.A9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OD([.B$3];[.A10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OD([.B$3];[.A10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$3];[.A10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OD([.B$3];[.A10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OD([.B$3];[.A10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OD([.B$3];[.A10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OD([.B$3];[.A10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MOD([.B$3];[.A10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MOD([.B$3];[.A10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MOD([.B$3];[.A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MOD([.B$3];[.A11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MOD([.B$3];[.A11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MOD([.B$3];[.A11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MOD([.B$3];[.A11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MOD([.B$3];[.A11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MOD([.B$3];[.A11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MOD([.B$3];[.A11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MOD([.B$3];[.A11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MOD([.B$3];[.A11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MOD([.B$3];[.A11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MOD([.B$3];[.A12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MOD([.B$3];[.A12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OD([.B$3];[.A12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MOD([.B$3];[.A12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MOD([.B$3];[.A12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MOD([.B$3];[.A12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MOD([.B$3];[.A12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MOD([.B$3];[.A12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MOD([.B$3];[.A12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MOD([.B$3];[.A12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OD([.B$3];[.A13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MOD([.B$3];[.A13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MOD([.B$3];[.A13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MOD([.B$3];[.A13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MOD([.B$3];[.A13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MOD([.B$3];[.A13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MOD([.B$3];[.A13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MOD([.B$3];[.A13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MOD([.B$3];[.A13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MOD([.B$3];[.A13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MOD([.B$3];[.A14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MOD([.B$3];[.A14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MOD([.B$3];[.A14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MOD([.B$3];[.A14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MOD([.B$3];[.A14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MOD([.B$3];[.A14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MOD([.B$3];[.A14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MOD([.B$3];[.A14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MOD([.B$3];[.A14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MOD([.B$3];[.A14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MOD([.B$3];[.A15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MOD([.B$3];[.A15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$3];[.A15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MOD([.B$3];[.A15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MOD([.B$3];[.A15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MOD([.B$3];[.A15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MOD([.B$3];[.A15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MOD([.B$3];[.A15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MOD([.B$3];[.A15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MOD([.B$3];[.A15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MOD([.B$3];[.A16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MOD([.B$3];[.A16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MOD([.B$3];[.A16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MOD([.B$3];[.A16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MOD([.B$3];[.A16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MOD([.B$3];[.A16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MOD([.B$3];[.A16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MOD([.B$3];[.A16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MOD([.B$3];[.A16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MOD([.B$3];[.A16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MOD([.B$3];[.A17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MOD([.B$3];[.A17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MOD([.B$3];[.A17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MOD([.B$3];[.A17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MOD([.B$3];[.A17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MOD([.B$3];[.A17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MOD([.B$3];[.A17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MOD([.B$3];[.A17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MOD([.B$3];[.A17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MOD([.B$3];[.A17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MOD([.B$3];[.A18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MOD([.B$3];[.A18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MOD([.B$3];[.A18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MOD([.B$3];[.A18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MOD([.B$3];[.A18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MOD([.B$3];[.A18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MOD([.B$3];[.A18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MOD([.B$3];[.A18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MOD([.B$3];[.A18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MOD([.B$3];[.A18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MOD([.B$3];[.A19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MOD([.B$3];[.A19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MOD([.B$3];[.A19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MOD([.B$3];[.A19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MOD([.B$3];[.A19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MOD([.B$3];[.A19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MOD([.B$3];[.A19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MOD([.B$3];[.A19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MOD([.B$3];[.A19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MOD([.B$3];[.A19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MOD([.B$3];[.A20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OD([.B$3];[.A20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OD([.B$3];[.A20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OD([.B$3];[.A20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OD([.B$3];[.A20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OD([.B$3];[.A20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OD([.B$3];[.A20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OD([.B$3];[.A20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OD([.B$3];[.A20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OD([.B$3];[.A20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OD([.B$3];[.A21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OD([.B$3];[.A21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OD([.B$3];[.A21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OD([.B$3];[.A21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OD([.B$3];[.A21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OD([.B$3];[.A21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MOD([.B$3];[.A21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MOD([.B$3];[.A21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MOD([.B$3];[.A21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MOD([.B$3];[.A21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MOD([.B$3];[.A22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MOD([.B$3];[.A22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OD([.B$3];[.A22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OD([.B$3];[.A22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MOD([.B$3];[.A22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MOD([.B$3];[.A22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MOD([.B$3];[.A22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MOD([.B$3];[.A22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MOD([.B$3];[.A22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MOD([.B$3];[.A22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MOD([.B$3];[.A23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MOD([.B$3];[.A23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MOD([.B$3];[.A23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MOD([.B$3];[.A23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MOD([.B$3];[.A23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MOD([.B$3];[.A23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MOD([.B$3];[.A23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MOD([.B$3];[.A23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MOD([.B$3];[.A23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MOD([.B$3];[.A23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MOD([.B$3];[.A24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MOD([.B$3];[.A24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MOD([.B$3];[.A24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MOD([.B$3];[.A24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MOD([.B$3];[.A24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MOD([.B$3];[.A24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MOD([.B$3];[.A24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MOD([.B$3];[.A24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MOD([.B$3];[.A24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MOD([.B$3];[.A24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MOD([.B$3];[.A25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MOD([.B$3];[.A25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MOD([.B$3];[.A25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MOD([.B$3];[.A25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MOD([.B$3];[.A25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MOD([.B$3];[.A25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MOD([.B$3];[.A25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OD([.B$3];[.A25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OD([.B$3];[.A25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MOD([.B$3];[.A25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MOD([.B$3];[.A26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MOD([.B$3];[.A26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MOD([.B$3];[.A26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MOD([.B$3];[.A26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MOD([.B$3];[.A26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MOD([.B$3];[.A26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MOD([.B$3];[.A26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MOD([.B$3];[.A26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MOD([.B$3];[.A26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MOD([.B$3];[.A26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MOD([.B$3];[.A27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MOD([.B$3];[.A27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MOD([.B$3];[.A27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MOD([.B$3];[.A27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MOD([.B$3];[.A27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MOD([.B$3];[.A27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MOD([.B$3];[.A27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MOD([.B$3];[.A27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MOD([.B$3];[.A27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MOD([.B$3];[.A27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MOD([.B$3];[.A28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MOD([.B$3];[.A28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MOD([.B$3];[.A28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MOD([.B$3];[.A28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MOD([.B$3];[.A28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MOD([.B$3];[.A28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MOD([.B$3];[.A28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MOD([.B$3];[.A28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MOD([.B$3];[.A28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MOD([.B$3];[.A28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MOD([.B$3];[.A29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MOD([.B$3];[.A29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MOD([.B$3];[.A29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MOD([.B$3];[.A29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MOD([.B$3];[.A29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MOD([.B$3];[.A29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MOD([.B$3];[.A29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MOD([.B$3];[.A29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MOD([.B$3];[.A29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MOD([.B$3];[.A29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MOD([.B$3];[.A30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MOD([.B$3];[.A30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OD([.B$3];[.A30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OD([.B$3];[.A30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OD([.B$3];[.A30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OD([.B$3];[.A30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OD([.B$3];[.A30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OD([.B$3];[.A30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OD([.B$3];[.A30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OD([.B$3];[.A30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OD([.B$3];[.A31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OD([.B$3];[.A31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OD([.B$3];[.A31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MOD([.B$3];[.A31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MOD([.B$3];[.A31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MOD([.B$3];[.A31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MOD([.B$3];[.A31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MOD([.B$3];[.A31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MOD([.B$3];[.A31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MOD([.B$3];[.A31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MOD([.B$3];[.A32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MOD([.B$3];[.A32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MOD([.B$3];[.A32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OD([.B$3];[.A32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OD([.B$3];[.A32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OD([.B$3];[.A32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OD([.B$3];[.A32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MOD([.B$3];[.A32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MOD([.B$3];[.A32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MOD([.B$3];[.A32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MOD([.B$3];[.A33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MOD([.B$3];[.A33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MOD([.B$3];[.A33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MOD([.B$3];[.A33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MOD([.B$3];[.A33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MOD([.B$3];[.A33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MOD([.B$3];[.A33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MOD([.B$3];[.A33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MOD([.B$3];[.A33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MOD([.B$3];[.A33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MOD([.B$3];[.A34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MOD([.B$3];[.A34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MOD([.B$3];[.A34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MOD([.B$3];[.A34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MOD([.B$3];[.A34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MOD([.B$3];[.A34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MOD([.B$3];[.A34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MOD([.B$3];[.A34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MOD([.B$3];[.A34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MOD([.B$3];[.A34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MOD([.B$3];[.A35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MOD([.B$3];[.A35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MOD([.B$3];[.A35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MOD([.B$3];[.A35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MOD([.B$3];[.A35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MOD([.B$3];[.A35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MOD([.B$3];[.A35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MOD([.B$3];[.A35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MOD([.B$3];[.A35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MOD([.B$3];[.A35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MOD([.B$3];[.A36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MOD([.B$3];[.A36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MOD([.B$3];[.A36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MOD([.B$3];[.A36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MOD([.B$3];[.A36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MOD([.B$3];[.A36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MOD([.B$3];[.A36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MOD([.B$3];[.A36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MOD([.B$3];[.A36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MOD([.B$3];[.A36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MOD([.B$3];[.A37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MOD([.B$3];[.A37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MOD([.B$3];[.A37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MOD([.B$3];[.A37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MOD([.B$3];[.A37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MOD([.B$3];[.A37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MOD([.B$3];[.A37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MOD([.B$3];[.A37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MOD([.B$3];[.A37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MOD([.B$3];[.A37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MOD([.B$3];[.A38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MOD([.B$3];[.A38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MOD([.B$3];[.A38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MOD([.B$3];[.A38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MOD([.B$3];[.A38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MOD([.B$3];[.A38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MOD([.B$3];[.A38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MOD([.B$3];[.A38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MOD([.B$3];[.A38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MOD([.B$3];[.A38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MOD([.B$3];[.A39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MOD([.B$3];[.A39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MOD([.B$3];[.A39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MOD([.B$3];[.A39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MOD([.B$3];[.A39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MOD([.B$3];[.A39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MOD([.B$3];[.A39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MOD([.B$3];[.A39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MOD([.B$3];[.A39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MOD([.B$3];[.A39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MOD([.B$3];[.A40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MOD([.B$3];[.A40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MOD([.B$3];[.A40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OD([.B$3];[.A40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MOD([.B$3];[.A40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MOD([.B$3];[.A40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MOD([.B$3];[.A40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MOD([.B$3];[.A40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MOD([.B$3];[.A40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MOD([.B$3];[.A40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MOD([.B$3];[.A41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MOD([.B$3];[.A41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MOD([.B$3];[.A41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MOD([.B$3];[.A41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MOD([.B$3];[.A41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MOD([.B$3];[.A41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MOD([.B$3];[.A41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MOD([.B$3];[.A41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MOD([.B$3];[.A41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MOD([.B$3];[.A41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MOD([.B$3];[.A42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MOD([.B$3];[.A42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MOD([.B$3];[.A42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MOD([.B$3];[.A42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MOD([.B$3];[.A42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MOD([.B$3];[.A42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MOD([.B$3];[.A42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MOD([.B$3];[.A42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MOD([.B$3];[.A42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MOD([.B$3];[.A42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MOD([.B$3];[.A43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MOD([.B$3];[.A43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MOD([.B$3];[.A43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MOD([.B$3];[.A43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MOD([.B$3];[.A43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MOD([.B$3];[.A43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MOD([.B$3];[.A43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MOD([.B$3];[.A43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MOD([.B$3];[.A43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MOD([.B$3];[.A43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MOD([.B$3];[.A44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MOD([.B$3];[.A44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MOD([.B$3];[.A44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MOD([.B$3];[.A44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MOD([.B$3];[.A44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MOD([.B$3];[.A44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MOD([.B$3];[.A44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MOD([.B$3];[.A44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MOD([.B$3];[.A44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MOD([.B$3];[.A44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MOD([.B$3];[.A45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MOD([.B$3];[.A45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MOD([.B$3];[.A45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MOD([.B$3];[.A45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MOD([.B$3];[.A45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MOD([.B$3];[.A45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MOD([.B$3];[.A45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MOD([.B$3];[.A45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MOD([.B$3];[.A45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MOD([.B$3];[.A45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MOD([.B$3];[.A46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MOD([.B$3];[.A46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MOD([.B$3];[.A46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MOD([.B$3];[.A46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MOD([.B$3];[.A46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MOD([.B$3];[.A46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MOD([.B$3];[.A46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MOD([.B$3];[.A46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MOD([.B$3];[.A46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MOD([.B$3];[.A46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MOD([.B$3];[.A47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MOD([.B$3];[.A47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MOD([.B$3];[.A47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MOD([.B$3];[.A47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MOD([.B$3];[.A47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MOD([.B$3];[.A47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MOD([.B$3];[.A47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MOD([.B$3];[.A47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MOD([.B$3];[.A47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MOD([.B$3];[.A47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MOD([.B$3];[.A48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MOD([.B$3];[.A48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MOD([.B$3];[.A48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MOD([.B$3];[.A48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MOD([.B$3];[.A48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MOD([.B$3];[.A48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MOD([.B$3];[.A48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MOD([.B$3];[.A48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MOD([.B$3];[.A48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MOD([.B$3];[.A48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MOD([.B$3];[.A49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MOD([.B$3];[.A49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MOD([.B$3];[.A492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MOD([.B$3];[.A493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MOD([.B$3];[.A494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MOD([.B$3];[.A495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MOD([.B$3];[.A496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MOD([.B$3];[.A497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MOD([.B$3];[.A498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MOD([.B$3];[.A499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MOD([.B$3];[.A500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MOD([.B$3];[.A501]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MOD([.B$3];[.A502])" office:value-type="float" office:value="107" calcext:value-type="float">
            <text:p>1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09:57:12.680383558</meta:creation-date>
    <dc:date>2025-09-12T10:26:22.151051979</dc:date>
    <meta:editing-duration>PT6M53S</meta:editing-duration>
    <meta:editing-cycles>2</meta:editing-cycles>
    <meta:generator>LibreOffice/24.2.7.2$Linux_X86_64 LibreOffice_project/420$Build-2</meta:generator>
    <meta:document-statistic meta:table-count="1" meta:cell-count="1002" meta:object-count="0"/>
  </office:meta>
</office:document-meta>
</file>